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958in" fo:margin-left="-0.0208in" fo:margin-top="0in" fo:margin-bottom="0in" table:align="left" fo:keep-with-next="always" style:writing-mode="page"/>
    </style:style>
    <style:style style:name="Table1.A" style:family="table-column">
      <style:table-column-properties style:column-width="1.7958in"/>
    </style:style>
    <style:style style:name="Table1.B" style:family="table-column">
      <style:table-column-properties style:column-width="0.8882in"/>
    </style:style>
    <style:style style:name="Table1.C" style:family="table-column">
      <style:table-column-properties style:column-width="0.8896in"/>
    </style:style>
    <style:style style:name="Table1.E" style:family="table-column">
      <style:table-column-properties style:column-width="0.9965in"/>
    </style:style>
    <style:style style:name="Table1.F" style:family="table-column">
      <style:table-column-properties style:column-width="0.9375in"/>
    </style:style>
    <style:style style:name="Table1.1" style:family="table-row">
      <style:table-row-properties style:min-row-height="0.1778in" fo:keep-together="auto"/>
    </style:style>
    <style:style style:name="Table1.A1" style:family="table-cell">
      <style:table-cell-properties style:vertical-align="bottom" fo:background-color="#808080" fo:padding-left="0.0208in" fo:padding-right="0.0208in" fo:padding-top="0in" fo:padding-bottom="0in" fo:border="none">
        <style:background-image/>
      </style:table-cell-properties>
    </style:style>
    <style:style style:name="P1" style:family="paragraph" style:parent-style-name="Figure">
      <style:text-properties style:font-name="MathJax_Main"/>
    </style:style>
    <style:style style:name="P2" style:family="paragraph" style:parent-style-name="Standard">
      <style:paragraph-properties fo:text-align="center" style:justify-single-word="false"/>
      <style:text-properties style:font-name="MathJax_Main" officeooo:rsid="000263a3" officeooo:paragraph-rsid="0002a8a0"/>
    </style:style>
    <style:style style:name="P3" style:family="paragraph" style:parent-style-name="Standard">
      <style:paragraph-properties fo:text-align="start" style:justify-single-word="false"/>
      <style:text-properties style:font-name="MathJax_Main" officeooo:rsid="000263a3" officeooo:paragraph-rsid="0002a8a0"/>
    </style:style>
    <style:style style:name="P4" style:family="paragraph" style:parent-style-name="Standard">
      <style:text-properties style:font-name="MathJax_Main" fo:font-weight="normal" officeooo:rsid="000263a3" officeooo:paragraph-rsid="0002a8a0" style:font-weight-asian="normal" style:font-weight-complex="normal"/>
    </style:style>
    <style:style style:name="P5" style:family="paragraph" style:parent-style-name="Standard">
      <style:paragraph-properties fo:text-align="start" style:justify-single-word="false">
        <style:tab-stops/>
      </style:paragraph-properties>
      <style:text-properties style:font-name="MathJax_Main"/>
    </style:style>
    <style:style style:name="P6" style:family="paragraph" style:parent-style-name="Standard">
      <style:paragraph-properties fo:text-align="end" style:justify-single-word="false">
        <style:tab-stops/>
      </style:paragraph-properties>
      <style:text-properties style:font-name="MathJax_Main"/>
    </style:style>
    <style:style style:name="P7" style:family="paragraph" style:parent-style-name="Table">
      <style:text-properties style:font-name="MathJax_Main"/>
    </style:style>
    <style:style style:name="P8" style:family="paragraph" style:parent-style-name="Standard">
      <style:text-properties officeooo:rsid="000263a3" officeooo:paragraph-rsid="0002a8a0"/>
    </style:style>
    <style:style style:name="P9" style:family="paragraph" style:parent-style-name="Standard">
      <style:paragraph-properties fo:text-align="start" style:justify-single-word="false"/>
      <style:text-properties style:font-name="MathJax_Main" officeooo:rsid="000263a3" officeooo:paragraph-rsid="0002a8a0"/>
    </style:style>
    <style:style style:name="P10" style:family="paragraph" style:parent-style-name="Standard">
      <style:paragraph-properties fo:text-align="center" style:justify-single-word="false"/>
      <style:text-properties style:font-name="MathJax_Main" fo:font-style="italic" officeooo:rsid="00070c05" officeooo:paragraph-rsid="00070c05" style:font-style-asian="italic" style:font-style-complex="italic"/>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2a8a0"/>
    </style:style>
    <style:style style:name="T3" style:family="text">
      <style:text-properties officeooo:rsid="00041d66"/>
    </style:style>
    <style:style style:name="T4" style:family="text">
      <style:text-properties fo:font-weight="bold" officeooo:rsid="00041d66" style:font-weight-asian="bold" style:font-weight-complex="bold"/>
    </style:style>
    <style:style style:name="T5" style:family="text">
      <style:text-properties fo:font-weight="bold" officeooo:rsid="00070c05" style:font-weight-asian="bold" style:font-weight-complex="bold"/>
    </style:style>
    <style:style style:name="T6" style:family="text">
      <style:text-properties officeooo:rsid="00058906"/>
    </style:style>
    <style:style style:name="T7" style:family="text">
      <style:text-properties officeooo:rsid="00070c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yan Ellis</text:p>
      <text:p text:style-name="P4">COSC 220-003 </text:p>
      <text:p text:style-name="P4">Project #2: Linked Lists</text:p>
      <text:p text:style-name="P4">Section 3.<text:span text:style-name="T2">3</text:span> – Timing <text:span text:style-name="T2">Sorts</text:span></text:p>
      <text:p text:style-name="P4">11/5/2024</text:p>
      <text:p text:style-name="P8"/>
      <text:p text:style-name="P2"><text:span text:style-name="T1">Recorded Output Findings</text:span> </text:p>
      <text:p text:style-name="P2"/>
      <text:p text:style-name="P3"><text:tab/><text:span text:style-name="T3">Reviewing the given data for these sorting methods, it is apparent that the </text:span><text:span text:style-name="T4">Linked List</text:span><text:span text:style-name="T3">, </text:span><text:span text:style-name="T4">Doubly Linked List</text:span><text:span text:style-name="T3"> and </text:span><text:span text:style-name="T4">Bubble Sort</text:span><text:span text:style-name="T3"> methods listed are significantly slower in sorting comparatively to </text:span><text:span text:style-name="T4">Insertion</text:span><text:span text:style-name="T3"> and </text:span><text:span text:style-name="T4">Selection Sort</text:span><text:span text:style-name="T3">. Each of the slower methods all hold values that are close in range to each other, and comparatively the other methods hold values that are also within the same range. <text:s/></text:span></text:p>
      <text:p text:style-name="P3"/>
      <text:p text:style-name="P3"><text:tab/><text:span text:style-name="T3">Within the prospective grouping of the similarly timed sorting methods, each group does tend to share the same amplitude of graph shape given their data yields similar results. Both groups have a parabolic figure with differentiating change in slopes indicating the slower methods are costly for the machine, </text:span><text:span text:style-name="T6">however the rate of change seems to be consistent between the two graphs. </text:span></text:p>
      <text:p text:style-name="P10">Conclusion</text:p>
      <text:p text:style-name="P3"><text:tab/><text:span text:style-name="T7">The underlying principle that separates the </text:span><text:span text:style-name="T5">Linked List</text:span><text:span text:style-name="T7">, </text:span><text:span text:style-name="T5">Doubly Linked List</text:span><text:span text:style-name="T7">, and </text:span><text:span text:style-name="T5">Bubble Sort</text:span><text:span text:style-name="T7"> from the </text:span><text:span text:style-name="T5">Insertion</text:span><text:span text:style-name="T7"> and </text:span><text:span text:style-name="T5">Selection Sort </text:span><text:span text:style-name="T7">lies within the algorithm differences between the two methods of sorting. The </text:span><text:span text:style-name="T5">Linked Lists</text:span><text:span text:style-name="T7"> structures and </text:span><text:span text:style-name="T5">Bubble Sort</text:span><text:span text:style-name="T7"> use a linear method of sorting, whereas the </text:span><text:span text:style-name="T5">Insertion</text:span><text:span text:style-name="T7"> and </text:span><text:span text:style-name="T5">Selection Sort</text:span><text:span text:style-name="T7"> methods use a more intuitive and efficient method to sort.</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5">List Sizes </text:p>
          </table:table-cell>
          <table:table-cell table:style-name="Table1.A1" office:value-type="string">
            <text:p text:style-name="P5">Linked (s)</text:p>
          </table:table-cell>
          <table:table-cell table:style-name="Table1.A1" office:value-type="string">
            <text:p text:style-name="P5">Double (s)</text:p>
          </table:table-cell>
          <table:table-cell table:style-name="Table1.A1" office:value-type="string">
            <text:p text:style-name="P5">Bubble (s)</text:p>
          </table:table-cell>
          <table:table-cell table:style-name="Table1.A1" office:value-type="string">
            <text:p text:style-name="P5">Insertion (s)</text:p>
          </table:table-cell>
          <table:table-cell table:style-name="Table1.A1" office:value-type="string">
            <text:p text:style-name="P5">Selection (s)</text:p>
          </table:table-cell>
        </table:table-row>
        <table:table-row table:style-name="Table1.1">
          <table:table-cell table:style-name="Table1.A1" office:value-type="string">
            <text:p text:style-name="P6">10000</text:p>
          </table:table-cell>
          <table:table-cell table:style-name="Table1.A1" office:value-type="string">
            <text:p text:style-name="P6">0.209023</text:p>
          </table:table-cell>
          <table:table-cell table:style-name="Table1.A1" office:value-type="string">
            <text:p text:style-name="P6">0.190745</text:p>
          </table:table-cell>
          <table:table-cell table:style-name="Table1.A1" office:value-type="string">
            <text:p text:style-name="P6">0.514556</text:p>
          </table:table-cell>
          <table:table-cell table:style-name="Table1.A1" office:value-type="string">
            <text:p text:style-name="P6">0.07399</text:p>
          </table:table-cell>
          <table:table-cell table:style-name="Table1.A1" office:value-type="string">
            <text:p text:style-name="P6">0.133511</text:p>
          </table:table-cell>
        </table:table-row>
        <table:table-row table:style-name="Table1.1">
          <table:table-cell table:style-name="Table1.A1" office:value-type="string">
            <text:p text:style-name="P6">25000</text:p>
          </table:table-cell>
          <table:table-cell table:style-name="Table1.A1" office:value-type="string">
            <text:p text:style-name="P6">1.89739</text:p>
          </table:table-cell>
          <table:table-cell table:style-name="Table1.A1" office:value-type="string">
            <text:p text:style-name="P6">1.87655</text:p>
          </table:table-cell>
          <table:table-cell table:style-name="Table1.A1" office:value-type="string">
            <text:p text:style-name="P6">3.2342</text:p>
          </table:table-cell>
          <table:table-cell table:style-name="Table1.A1" office:value-type="string">
            <text:p text:style-name="P6">0.462815</text:p>
          </table:table-cell>
          <table:table-cell table:style-name="Table1.A1" office:value-type="string">
            <text:p text:style-name="P6">0.831096</text:p>
          </table:table-cell>
        </table:table-row>
        <table:table-row table:style-name="Table1.1">
          <table:table-cell table:style-name="Table1.A1" office:value-type="string">
            <text:p text:style-name="P6">50000</text:p>
          </table:table-cell>
          <table:table-cell table:style-name="Table1.A1" office:value-type="string">
            <text:p text:style-name="P6">9.32933</text:p>
          </table:table-cell>
          <table:table-cell table:style-name="Table1.A1" office:value-type="string">
            <text:p text:style-name="P6">9.19114</text:p>
          </table:table-cell>
          <table:table-cell table:style-name="Table1.A1" office:value-type="string">
            <text:p text:style-name="P6">12.9565</text:p>
          </table:table-cell>
          <table:table-cell table:style-name="Table1.A1" office:value-type="string">
            <text:p text:style-name="P6">1.82135</text:p>
          </table:table-cell>
          <table:table-cell table:style-name="Table1.A1" office:value-type="string">
            <text:p text:style-name="P6">3.31705</text:p>
          </table:table-cell>
        </table:table-row>
        <table:table-row table:style-name="Table1.1">
          <table:table-cell table:style-name="Table1.A1" office:value-type="string">
            <text:p text:style-name="P6">75000</text:p>
          </table:table-cell>
          <table:table-cell table:style-name="Table1.A1" office:value-type="string">
            <text:p text:style-name="P6">23.0542</text:p>
          </table:table-cell>
          <table:table-cell table:style-name="Table1.A1" office:value-type="string">
            <text:p text:style-name="P6">23.3958</text:p>
          </table:table-cell>
          <table:table-cell table:style-name="Table1.A1" office:value-type="string">
            <text:p text:style-name="P6">29.0653</text:p>
          </table:table-cell>
          <table:table-cell table:style-name="Table1.A1" office:value-type="string">
            <text:p text:style-name="P6">4.08228</text:p>
          </table:table-cell>
          <table:table-cell table:style-name="Table1.A1" office:value-type="string">
            <text:p text:style-name="P6">7.50057</text:p>
          </table:table-cell>
        </table:table-row>
        <table:table-row table:style-name="Table1.1">
          <table:table-cell table:style-name="Table1.A1" office:value-type="string">
            <text:p text:style-name="P6">100000</text:p>
          </table:table-cell>
          <table:table-cell table:style-name="Table1.A1" office:value-type="string">
            <text:p text:style-name="P6">48.9321</text:p>
          </table:table-cell>
          <table:table-cell table:style-name="Table1.A1" office:value-type="string">
            <text:p text:style-name="P6">45.5336</text:p>
          </table:table-cell>
          <table:table-cell table:style-name="Table1.A1" office:value-type="string">
            <text:p text:style-name="P6">51.8135</text:p>
          </table:table-cell>
          <table:table-cell table:style-name="Table1.A1" office:value-type="string">
            <text:p text:style-name="P6">7.27822</text:p>
          </table:table-cell>
          <table:table-cell table:style-name="Table1.A1" office:value-type="string">
            <text:p text:style-name="P6">13.261</text:p>
          </table:table-cell>
        </table:table-row>
      </table:table>
      <text:p text:style-name="P7">Table <text:sequence text:ref-name="refTable0" text:name="Table" text:formula="ooow:Table+1" style:num-format="1">1</text:sequence>: Sorting times</text:p>
      <text:p text:style-name="Standard"/>
      <text:p text:style-name="P2"/>
      <text:p text:style-name="P2"><draw:frame draw:style-name="fr1" draw:name="Frame1" text:anchor-type="char" svg:width="6.3063in" draw:z-index="0"><draw:text-box fo:min-height="3.5437in"><text:p text:style-name="P1"><draw:frame draw:style-name="fr2" draw:name="Object1" text:anchor-type="paragraph" svg:width="6.3063in" style:rel-width="100%" svg:height="3.5437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Sorting Times</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23:38:52.537354837</meta:creation-date>
    <dc:date>2024-11-08T09:06:01.630350433</dc:date>
    <meta:editing-duration>P1DT12H37M31S</meta:editing-duration>
    <meta:editing-cycles>4</meta:editing-cycles>
    <meta:generator>LibreOffice/24.2.6.2$Linux_X86_64 LibreOffice_project/420$Build-2</meta:generator>
    <meta:document-statistic meta:table-count="1" meta:image-count="0" meta:object-count="1" meta:page-count="2" meta:paragraph-count="48" meta:word-count="252" meta:character-count="1590" meta:non-whitespace-character-count="1376"/>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th"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th"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th"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17cm" svg:height="9cm" xlink:href="." xlink:type="simple" chart:class="chart:scatter" chart:style-name="ch1">
        <chart:title svg:x="6.655cm" svg:y="0.316cm" chart:style-name="ch2">
          <text:p>Size vs. Time</text:p>
        </chart:title>
        <chart:subtitle svg:x="6.469cm" svg:y="1.301cm" chart:style-name="ch3">
          <text:p>Sorting Methods</text:p>
        </chart:subtitle>
        <chart:legend chart:legend-position="end" svg:x="13.436cm" svg:y="3.137cm" style:legend-expansion="high" chart:style-name="ch4"/>
        <chart:plot-area chart:style-name="ch5" chart:data-source-has-labels="both" svg:x="1.279cm" svg:y="2.084cm" svg:width="11.837cm" svg:height="5.807cm">
          <chart:coordinate-region svg:x="1.874cm" svg:y="2.297cm" svg:width="10.724cm" svg:height="4.92cm"/>
          <chart:axis chart:dimension="x" chart:name="primary-x" chart:style-name="ch6" chartooo:axis-type="auto">
            <chart:title svg:x="6.518cm" svg:y="8.071cm" chart:style-name="ch7">
              <text:p>List Size</text:p>
            </chart:title>
            <chart:categories table:cell-range-address="local-table.$A$2:.$A$6"/>
          </chart:axis>
          <chart:axis chart:dimension="y" chart:name="primary-y" chart:style-name="ch8">
            <chart:title svg:x="0.451cm" svg:y="6.089cm" chart:style-name="ch9">
              <text:p>Time (seconds)</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series chart:style-name="ch14" chart:values-cell-range-address="local-table.$F$2:.$F$6" chart:label-cell-address="local-table.$F$1" chart:class="chart:scatter">
            <chart:data-point chart:repeated="5"/>
          </chart:series>
          <chart:series chart:style-name="ch15" chart:values-cell-range-address="local-table.$G$2:.$G$6" chart:label-cell-address="local-table.$G$1" chart:class="chart:scatter">
            <chart:data-point chart:repeated="5"/>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Linked (s)</text:p>
              </table:table-cell>
              <table:table-cell office:value-type="string">
                <text:p>Double (s)</text:p>
              </table:table-cell>
              <table:table-cell office:value-type="string">
                <text:p>Bubble (s)</text:p>
              </table:table-cell>
              <table:table-cell office:value-type="string">
                <text:p>Insertion (s)</text:p>
              </table:table-cell>
              <table:table-cell office:value-type="string">
                <text:p>Selection (s)</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0.209023">
                <text:p>0.209023</text:p>
              </table:table-cell>
              <table:table-cell office:value-type="float" office:value="0.190745">
                <text:p>0.190745</text:p>
              </table:table-cell>
              <table:table-cell office:value-type="float" office:value="0.514556">
                <text:p>0.514556</text:p>
              </table:table-cell>
              <table:table-cell office:value-type="float" office:value="0.07399">
                <text:p>0.07399</text:p>
              </table:table-cell>
              <table:table-cell office:value-type="float" office:value="0.133511">
                <text:p>0.133511</text:p>
              </table:table-cell>
            </table:table-row>
            <table:table-row>
              <table:table-cell office:value-type="string">
                <text:p>2</text:p>
              </table:table-cell>
              <table:table-cell office:value-type="float" office:value="25000">
                <text:p>25000</text:p>
              </table:table-cell>
              <table:table-cell office:value-type="float" office:value="1.89739">
                <text:p>1.89739</text:p>
              </table:table-cell>
              <table:table-cell office:value-type="float" office:value="1.87655">
                <text:p>1.87655</text:p>
              </table:table-cell>
              <table:table-cell office:value-type="float" office:value="3.2342">
                <text:p>3.2342</text:p>
              </table:table-cell>
              <table:table-cell office:value-type="float" office:value="0.462815">
                <text:p>0.462815</text:p>
              </table:table-cell>
              <table:table-cell office:value-type="float" office:value="0.831096">
                <text:p>0.831096</text:p>
              </table:table-cell>
            </table:table-row>
            <table:table-row>
              <table:table-cell office:value-type="string">
                <text:p>3</text:p>
              </table:table-cell>
              <table:table-cell office:value-type="float" office:value="50000">
                <text:p>50000</text:p>
              </table:table-cell>
              <table:table-cell office:value-type="float" office:value="9.32933">
                <text:p>9.32933</text:p>
              </table:table-cell>
              <table:table-cell office:value-type="float" office:value="9.19114">
                <text:p>9.19114</text:p>
              </table:table-cell>
              <table:table-cell office:value-type="float" office:value="12.9565">
                <text:p>12.9565</text:p>
              </table:table-cell>
              <table:table-cell office:value-type="float" office:value="1.82135">
                <text:p>1.82135</text:p>
              </table:table-cell>
              <table:table-cell office:value-type="float" office:value="3.31705">
                <text:p>3.31705</text:p>
              </table:table-cell>
            </table:table-row>
            <table:table-row>
              <table:table-cell office:value-type="string">
                <text:p>4</text:p>
              </table:table-cell>
              <table:table-cell office:value-type="float" office:value="75000">
                <text:p>75000</text:p>
              </table:table-cell>
              <table:table-cell office:value-type="float" office:value="23.0542">
                <text:p>23.0542</text:p>
              </table:table-cell>
              <table:table-cell office:value-type="float" office:value="23.3958">
                <text:p>23.3958</text:p>
              </table:table-cell>
              <table:table-cell office:value-type="float" office:value="29.0653">
                <text:p>29.0653</text:p>
              </table:table-cell>
              <table:table-cell office:value-type="float" office:value="4.08228">
                <text:p>4.08228</text:p>
              </table:table-cell>
              <table:table-cell office:value-type="float" office:value="7.50057">
                <text:p>7.50057</text:p>
              </table:table-cell>
            </table:table-row>
            <table:table-row>
              <table:table-cell office:value-type="string">
                <text:p>5</text:p>
              </table:table-cell>
              <table:table-cell office:value-type="float" office:value="100000">
                <text:p>100000</text:p>
              </table:table-cell>
              <table:table-cell office:value-type="float" office:value="48.9321">
                <text:p>48.9321</text:p>
              </table:table-cell>
              <table:table-cell office:value-type="float" office:value="45.5336">
                <text:p>45.5336</text:p>
              </table:table-cell>
              <table:table-cell office:value-type="float" office:value="51.8135">
                <text:p>51.8135</text:p>
              </table:table-cell>
              <table:table-cell office:value-type="float" office:value="7.27822">
                <text:p>7.27822</text:p>
              </table:table-cell>
              <table:table-cell office:value-type="float" office:value="13.261">
                <text:p>13.26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